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242cm"/>
    </style:style>
    <style:style style:name="gr3" style:family="graphic" style:parent-style-name="standard">
      <style:graphic-properties draw:stroke="none" draw:fill="none" fo:min-height="10.674cm"/>
    </style:style>
    <style:style style:name="gr4" style:family="graphic" style:parent-style-name="standard">
      <style:graphic-properties draw:stroke="none" draw:fill="none" fo:min-height="16.422cm"/>
    </style:style>
    <style:style style:name="gr5" style:family="graphic" style:parent-style-name="standard">
      <style:graphic-properties draw:stroke="none" draw:fill="none" fo:min-height="19.706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12.53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17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stroke="none" draw:fill="none" fo:min-height="2.534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/>
      <style:paragraph-properties style:text-autospace="none"/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P4" style:family="paragraph">
      <loext:graphic-properties draw:fill="none"/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style:text-autospace="none"/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P9" style:family="paragraph">
      <loext:graphic-properties draw:fill="none"/>
      <style:paragraph-properties style:text-autospace="none"/>
      <style:text-properties fo:color="#000000" style:font-name="Monospace" fo:font-size="20pt" style:font-name-asian="Monospace" style:font-size-asian="20pt" style:font-name-complex="Monospace" style:font-size-complex="20pt"/>
    </style:style>
    <style:style style:name="P10" style:family="paragraph">
      <loext:graphic-properties draw:fill="none"/>
      <style:text-properties style:font-name="Liberation Mono" fo:font-size="20pt" style:font-size-asian="20pt" style:font-size-complex="20pt"/>
    </style:style>
    <style:style style:name="P11" style:family="paragraph">
      <style:text-properties fo:font-size="29pt" style:font-size-asian="29pt" style:font-size-complex="29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style:font-name="Monospace" fo:font-size="20pt" style:text-underline-style="none" style:font-name-asian="Monospace" style:font-size-asian="20pt" style:font-name-complex="Monospace" style:font-size-complex="20pt"/>
    </style:style>
    <style:style style:name="T3" style:family="text">
      <style:text-properties fo:color="#6a3e3e" style:font-name="Monospace" fo:font-size="20pt" style:text-underline-style="none" style:font-name-asian="Monospace" style:font-size-asian="20pt" style:font-name-complex="Monospace" style:font-size-complex="20pt"/>
    </style:style>
    <style:style style:name="T4" style:family="text">
      <style:text-properties fo:color="#3f7f5f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5" style:family="text">
      <style:text-properties fo:color="#3f7f5f" style:font-name="Monospace" fo:font-size="20pt" style:text-underline-style="none" fo:font-weight="bold" fo:background-color="transparent" style:font-name-asian="Monospace" style:font-size-asian="20pt" style:font-weight-asian="bold" style:font-name-complex="Monospace" style:font-size-complex="20pt" style:font-weight-complex="bold"/>
    </style:style>
    <style:style style:name="T6" style:family="text">
      <style:text-properties fo:color="#3f7f5f" style:font-name="Monospace" fo:font-size="20pt" style:text-underline-style="none" style:font-name-asian="Monospace" style:font-size-asian="20pt" style:font-name-complex="Monospace" style:font-size-complex="20pt"/>
    </style:style>
    <style:style style:name="T7" style:family="text">
      <style:text-properties fo:color="#000000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8" style:family="text">
      <style:text-properties fo:color="#7f0055" style:font-name="Monospace" fo:font-size="20pt" style:text-underline-style="none" fo:font-weight="bold" style:font-name-asian="Monospace" style:font-size-asian="20pt" style:font-weight-asian="bold" style:font-name-complex="Monospace" style:font-size-complex="20pt" style:font-weight-complex="bold"/>
    </style:style>
    <style:style style:name="T9" style:family="text">
      <style:text-properties style:font-name="Liberation Mono" fo:font-size="26pt" style:font-size-asian="26pt" style:font-size-complex="26pt"/>
    </style:style>
    <style:style style:name="T10" style:family="text">
      <style:text-properties style:text-position="-33% 58%" style:font-name="Liberation Mono" fo:font-size="30pt" fo:font-weight="normal" style:font-size-asian="30pt" style:font-weight-asian="normal" style:font-size-complex="30pt" style:font-weight-complex="normal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style:font-name="Liberation Mono"/>
    </style:style>
    <style:style style:name="T13" style:family="text">
      <style:text-properties fo:color="#004586" style:font-name="Monospace" fo:font-size="20pt" style:text-underline-style="none" style:font-name-asian="Monospace" style:font-size-asian="20pt" style:font-name-complex="Monospace" style:font-size-complex="2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7f0055" style:font-name="Liberation Mono" fo:font-size="25pt" style:text-underline-style="none" fo:font-weight="bold" style:font-name-asian="Monospace" style:font-size-asian="25pt" style:font-weight-asian="bold" style:font-name-complex="Monospace" style:font-size-complex="25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18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19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20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21" style:family="text">
      <style:text-properties fo:color="#7f0055" style:font-name="Monospace" fo:font-size="26pt" style:text-underline-style="none" fo:font-weight="bold" style:font-name-asian="Monospace" style:font-size-asian="26pt" style:font-weight-asian="bold" style:font-name-complex="Monospace" style:font-size-complex="26pt" style:font-weight-complex="bold"/>
    </style:style>
    <style:style style:name="T22" style:family="text">
      <style:text-properties fo:color="#000000" fo:font-size="26pt" style:font-size-asian="26pt" style:font-size-complex="26pt"/>
    </style:style>
    <style:style style:name="T23" style:family="text">
      <style:text-properties fo:color="#000000" style:font-name="Monospace" fo:font-size="26pt" style:text-underline-style="none" fo:font-weight="bold" fo:background-color="transparent" style:font-name-asian="Monospace" style:font-size-asian="26pt" style:font-weight-asian="bold" style:font-name-complex="Monospace" style:font-size-complex="26pt" style:font-weight-complex="bold"/>
    </style:style>
    <style:style style:name="T24" style:family="text">
      <style:text-properties fo:color="#000000" style:font-name="Monospace" fo:font-size="26pt" style:text-underline-style="none" fo:background-color="transparent" style:font-name-asian="Monospace" style:font-size-asian="26pt" style:font-name-complex="Monospace" style:font-size-complex="26pt"/>
    </style:style>
    <style:style style:name="T2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3f7f5f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27" style:family="text">
      <style:text-properties fo:color="#7f0055" style:font-name="Monospace" fo:font-size="28pt" style:text-underline-style="none" fo:font-weight="bold" style:font-name-asian="Monospace" style:font-size-asian="28pt" style:font-weight-asian="bold" style:font-name-complex="Monospace" style:font-size-complex="28pt" style:font-weight-complex="bold"/>
    </style:style>
    <style:style style:name="T28" style:family="text">
      <style:text-properties fo:color="#000000" style:font-name="Monospace" fo:font-size="28pt" style:text-underline-style="none" style:font-name-asian="Monospace" style:font-size-asian="28pt" style:font-name-complex="Monospace" style:font-size-complex="28pt"/>
    </style:style>
    <style:style style:name="T29" style:family="text">
      <style:text-properties fo:color="#000000" style:font-name="Liberation Sans1" fo:font-size="28pt" style:text-underline-style="none" style:font-name-asian="Monospace" style:font-size-asian="28pt" style:font-name-complex="Monospace" style:font-size-complex="28pt"/>
    </style:style>
    <style:style style:name="T30" style:family="text">
      <style:text-properties fo:color="#000000" style:font-name="Monospace" fo:font-size="20pt" style:text-underline-style="none" fo:font-weight="normal" style:font-name-asian="Monospace" style:font-size-asian="20pt" style:font-weight-asian="normal" style:font-name-complex="Monospace" style:font-size-complex="20pt" style:font-weight-complex="normal"/>
    </style:style>
    <style:style style:name="T31" style:family="text">
      <style:text-properties fo:color="#000000" style:font-name="Monospace" fo:font-size="20pt" style:text-underline-style="none" fo:background-color="#fff200" style:font-name-asian="Monospace" style:font-size-asian="20pt" style:font-name-complex="Monospace" style:font-size-complex="20pt"/>
    </style:style>
    <style:style style:name="T32" style:family="text">
      <style:text-properties fo:color="#7f0055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3" style:family="text">
      <style:text-properties fo:color="#000000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4" style:family="text">
      <style:text-properties fo:color="#000000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5" style:family="text">
      <style:text-properties fo:color="#3f7f5f" style:font-name="Monospace" fo:font-size="20pt" style:text-underline-style="none" fo:font-weight="bold" fo:background-color="#e6e6e6" style:font-name-asian="Monospace" style:font-size-asian="20pt" style:font-weight-asian="bold" style:font-name-complex="Monospace" style:font-size-complex="20pt" style:font-weight-complex="bold"/>
    </style:style>
    <style:style style:name="T36" style:family="text">
      <style:text-properties fo:color="#3f7f5f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7" style:family="text">
      <style:text-properties fo:color="#6a3e3e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38" style:family="text">
      <style:text-properties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39" style:family="text">
      <style:text-properties fo:color="#004586" style:font-name="Monospace" fo:font-size="20pt" style:text-underline-style="none" fo:background-color="#e6e6e6" style:font-name-asian="Monospace" style:font-size-asian="20pt" style:font-name-complex="Monospace" style:font-size-complex="20pt"/>
    </style:style>
    <style:style style:name="T40" style:family="text">
      <style:text-properties fo:color="#004586" style:font-name="Monospace" fo:font-size="20pt" style:text-underline-style="none" fo:background-color="transparent" style:font-name-asian="Monospace" style:font-size-asian="20pt" style:font-name-complex="Monospace" style:font-size-complex="20pt"/>
    </style:style>
    <style:style style:name="T41" style:family="text">
      <style:text-properties style:font-name="Monospace" fo:font-size="20pt" style:text-underline-style="none" style:font-name-asian="Monospace" style:font-size-asian="20pt" style:font-name-complex="Monospace" style:font-size-complex="20pt"/>
    </style:style>
    <style:style style:name="T42" style:family="text">
      <style:text-properties fo:color="#000000" fo:font-size="28pt" style:font-size-asian="28pt" style:font-size-complex="28pt"/>
    </style:style>
    <style:style style:name="T43" style:family="text">
      <style:text-properties fo:color="#000000" fo:font-size="28pt" fo:background-color="transparent" style:font-size-asian="28pt" style:font-size-complex="28pt"/>
    </style:style>
    <style:style style:name="T44" style:family="text">
      <style:text-properties fo:color="#ce181e" style:font-name="Liberation Mono" fo:font-size="20pt" style:font-size-asian="20pt" style:font-size-complex="20pt"/>
    </style:style>
    <style:style style:name="T45" style:family="text">
      <style:text-properties style:font-name="Liberation Mono" fo:font-size="20pt" style:font-size-asian="20pt" style:font-size-complex="20pt"/>
    </style:style>
    <style:style style:name="T46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004a4a" style:font-name="Liberation Mono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4586" style:font-name="Liberation Mono" fo:font-size="20pt" style:text-underline-style="none" style:font-name-asian="Monospace" style:font-size-asian="20pt" style:font-name-complex="Monospace" style:font-size-complex="20pt"/>
    </style:style>
    <style:style style:name="T50" style:family="text">
      <style:text-properties fo:font-size="29pt" style:font-size-asian="29pt" style:font-size-complex="29pt"/>
    </style:style>
    <style:style style:name="T51" style:family="text">
      <style:text-properties fo:font-size="29pt" fo:font-weight="bold" style:font-size-asian="29pt" style:font-weight-asian="bold" style:font-size-complex="29pt" style:font-weight-complex="bold"/>
    </style:style>
    <style:style style:name="T52" style:family="text">
      <style:text-properties fo:color="#004a4a" fo:font-size="29pt" fo:font-weight="bold" style:font-size-asian="29pt" style:font-weight-asian="bold" style:font-size-complex="2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taprogramming <text:line-break/>Statically verified code</text:p>
          </draw:text-box>
        </draw:frame>
        <draw:frame presentation:style-name="pr2" draw:text-style-name="P1" draw:layer="layout" svg:width="25.199cm" svg:height="3.317cm" svg:x="1.4cm" svg:y="4.888cm" presentation:class="subtitle" presentation:user-transformed="true">
          <draw:text-box>
            <text:p><text:span text:style-name="T1">Hrshikesh Arora (arorahrsh@myvuw.ac.nz),</text:span><text:span text:style-name="T1"><text:line-break/></text:span><text:span text:style-name="T1"> Marco Servetto (marco.servetto@ecs.vuw.ac.nz)</text:span><text:line-break/></text:p>
          </draw:text-box>
        </draw:frame>
        <draw:frame presentation:style-name="pr3" draw:text-style-name="P1" draw:layer="layout" svg:width="26.399cm" svg:height="12.179cm" svg:x="0.801cm" svg:y="7.115cm">
          <draw:text-box>
            <text:p>Can metaprogramming generate statically verified code reusing common verification techniques?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verification (Spec#)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(Nat </text:span><text:span text:style-name="T3">x,</text:span><text:span text:style-name="T2">Nat y) </text:span><text:span text:style-name="T4">ensures </text:span><text:span text:style-name="T5">result </text:span><text:span text:style-name="T6">= x^y;</text:span><text:span text:style-name="T2">{</text:span></text:p>
            <text:p text:style-name="P2"><text:span text:style-name="T7"><text:s text:c="4"/></text:span><text:span text:style-name="T8">if</text:span><text:span text:style-name="T2">(y==0){</text:span><text:span text:style-name="T8">return</text:span><text:span text:style-name="T2"> </text:span><text:span text:style-name="T3">1</text:span><text:span text:style-name="T2">;}</text:span></text:p>
            <text:p text:style-name="P2"><text:span text:style-name="T2"><text:s text:c="4"/></text:span><text:span text:style-name="T8">return</text:span><text:span text:style-name="T2"> </text:span><text:span text:style-name="T3">x</text:span><text:span text:style-name="T2">*pow(x,y-1)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3cm" svg:x="-0.3cm" svg:y="6.8cm">
          <draw:text-box>
            <text:list text:style-name="L2">
              <text:list-item>
                <text:p><text:span text:style-name="T1">OO languages supporting static verification usually extends method declaration with syntax supporting pre-post conditions. During compilation, directly after typing, an automatic theorem proverm checks the constraints. Very slow even on fast hardware!</text:span></text:p>
                <text:p><text:span text:style-name="T1"/></text:p>
              </text:list-item>
              <text:list-item>
                <text:p><text:span text:style-name="T1">pox(x,y) execution is slower than an hand written pow3(x)</text:span></text:p>
                <text:p><text:span text:style-name="T1"/></text:p>
                <text:p><text:span text:style-name="T1"/></text:p>
              </text:list-item>
              <text:list-item>
                <text:p><text:span text:style-name="T1">Manually declaring </text:span><text:span text:style-name="T9">pow</text:span><text:span text:style-name="T10">n</text:span><text:span text:style-name="T11"> methods: repetitive, boring</text:span></text:p>
              </text:list-item>
              <text:list-item>
                <text:p><text:span text:style-name="T11">Running the static verifier on all <text:s/></text:span><text:span text:style-name="T9">pow</text:span><text:span text:style-name="T10">n</text:span><text:span text:style-name="T11"> </text:span><text:span text:style-name="T11">versions: time consu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 and verification</text:p>
          </draw:text-box>
        </draw:frame>
        <draw:frame draw:style-name="gr2" draw:text-style-name="P3" draw:layer="layout" svg:width="26.157cm" svg:height="17.492cm" svg:x="0.087cm" svg:y="3.479cm">
          <draw:text-box>
            <text:p text:style-name="P2"><text:span text:style-name="T2"><text:s text:c="2"/></text:span><text:span text:style-name="T2">Nat pow3(Nat </text:span><text:span text:style-name="T3">x</text:span><text:span text:style-name="T2">) </text:span><text:span text:style-name="T4">ensures </text:span><text:span text:style-name="T5">result </text:span><text:span text:style-name="T6">= x^3;</text:span><text:span text:style-name="T2">{</text:span><text:span text:style-name="T8">return</text:span><text:span text:style-name="T2"> </text:span><text:span text:style-name="T3">x</text:span><text:span text:style-name="T2">*</text:span><text:span text:style-name="T3">x</text:span><text:span text:style-name="T2">*</text:span><text:span text:style-name="T3">x</text:span><text:span text:style-name="T2">;}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 text:c="2"/></text:span><text:span text:style-name="T2">Pow3=MakePow.ofExp(3)</text:span></text:p>
            <text:p text:style-name="P2"><text:span text:style-name="T2"><text:s text:c="2"/></text:span><text:span text:style-name="T2">Pow3.pow(4) == pow3(4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5" draw:text-style-name="P4" draw:layer="layout" svg:width="28.3cm" svg:height="17cm" svg:x="-0.1cm" svg:y="4.8cm">
          <draw:text-box>
            <text:list text:style-name="L2">
              <text:list-header>
                <text:p><text:span text:style-name="T1">Compile time Metaprogramming is a technique allowing to programmatically generate code at compile time. For example, we can write </text:span><text:span text:style-name="T9">MakePow.ofExp(y)</text:span><text:span text:style-name="T1"> as a method generating a class body with a method </text:span><text:span text:style-name="T9">pow(x)</text:span><text:span text:style-name="T1"> computing </text:span><text:span text:style-name="T9">pow(x,y)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11">There is very little literature on generating statically verified code with metaprogramming. Metaprogramming usually relies on quasi quotation, an AST based technique that do not consider contra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Iteratively building up <text:span text:style-name="T12">pow</text:span></text:p>
          </draw:text-box>
        </draw:frame>
        <draw:frame draw:style-name="gr2" draw:text-style-name="P3" draw:layer="layout" svg:width="26.157cm" svg:height="17.492cm" svg:x="0.787cm" svg:y="4.379cm">
          <draw:text-box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8">class</text:span><text:span text:style-name="T2"> Pow0{</text:span></text:p>
            <text:p text:style-name="P2"><text:span text:style-name="T2"><text:s text:c="2"/></text:span><text:span text:style-name="T2">Nat pow0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1 </text:span><text:span text:style-name="T8">:</text:span><text:span text:style-name="T2"> Pow0{</text:span></text:p>
            <text:p text:style-name="P2"><text:span text:style-name="T2"><text:s text:c="2"/></text:span><text:span text:style-name="T2">Nat pow1(Nat </text:span><text:span text:style-name="T3">x</text:span><text:span text:style-name="T2">) 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pow0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2 </text:span><text:span text:style-name="T8">:</text:span><text:span text:style-name="T2"> Pow1{</text:span></text:p>
            <text:p text:style-name="P2"><text:span text:style-name="T2"><text:s text:c="2"/></text:span><text:span text:style-name="T2">Nat pow2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pow1(</text:span><text:span text:style-name="T3">x</text:span><text:span text:style-name="T2">);}</text:span></text:p>
            <text:p text:style-name="P2"><text:span text:style-name="T2"><text:s text:c="2"/></text:span><text:span text:style-name="T2">}</text:span></text:p>
            <text:p text:style-name="P2"><text:span text:style-name="T8">class</text:span><text:span text:style-name="T2"> Pow3 </text:span><text:span text:style-name="T8">:</text:span><text:span text:style-name="T2"> Pow2{</text:span></text:p>
            <text:p text:style-name="P2"><text:span text:style-name="T2"><text:s text:c="2"/></text:span><text:span text:style-name="T2">Nat pow3(Nat x) </text:span><text:span text:style-name="T4">ensures </text:span><text:span text:style-name="T5">result</text:span><text:span text:style-name="T6">=x^3;</text:span><text:span text:style-name="T2">{</text:span><text:span text:style-name="T8">return</text:span><text:span text:style-name="T2"> x*pow2(x);}</text:span></text:p>
            <text:p text:style-name="P2"><text:span text:style-name="T2"><text:s text:c="2"/></text:span><text:span text:style-name="T2">}</text:span></text:p>
          </draw:text-box>
        </draw:frame>
        <draw:frame presentation:style-name="pr5" draw:text-style-name="P4" draw:layer="layout" svg:width="29.902cm" svg:height="6.984cm" svg:x="0.098cm" svg:y="2.416cm">
          <draw:text-box>
            <text:list text:style-name="L2">
              <text:list-item>
                <text:p><text:span text:style-name="T1">Verification supports code reuse / class inheritance.</text:span><text:span text:style-name="T1"><text:line-break/></text:span><text:span text:style-name="T1">What if metaprogramming was based on code reuse?</text:span><text:span text:style-name="T1"><text:line-break/></text:span><text:span text:style-name="T1">For example, here we use inheritance to encode statically verified</text:span><text:span text:style-name="T1"><text:line-break/></text:span><text:span text:style-name="T9">pow</text:span><text:span text:style-name="T1">s while reusing part of the already verified contract</text:span></text:p>
              </text:list-item>
              <text:list-item>
                <text:p><text:span text:style-name="T1">A code optimizer could inline nested calls, producing the same efficient code of the hand written versions of bef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Metaprogramm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First class <text:span text:style-name="T14">class bodies</text:span> and <text:span text:style-name="T14">code reuse</text:span> can be used to iteratively compose arbitrary behavior</text:p>
                <text:p/>
              </text:list-header>
              <text:list-item>
                <text:p>In the following, we rely on a language where class bodies (unnamed classes with methods) are first class values, and:</text:p>
                <text:list>
                  <text:list-item>
                    <text:p><text:span text:style-name="T12">code1 + code2</text:span> composes code similar to inheritence;</text:p>
                  </text:list-item>
                  <text:list-item>
                    <text:p><text:span text:style-name="T12">code[</text:span><text:span text:style-name="T15">rename</text:span><text:span text:style-name="T12"> a</text:span><text:span text:style-name="T15">-&gt;</text:span><text:span text:style-name="T12">b]</text:span> renames methods;</text:p>
                  </text:list-item>
                  <text:list-item>
                    <text:p><text:span text:style-name="T12">code[</text:span><text:span text:style-name="T15">hide</text:span><text:span text:style-name="T12"> a]</text:span> renames methods to private na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: code1 + code2 = code3</text:p>
          </draw:text-box>
        </draw:frame>
        <draw:frame presentation:style-name="pr6" draw:text-style-name="P5" draw:layer="layout" svg:width="25.199cm" svg:height="8.086cm" svg:x="1.4cm" svg:y="12.514cm" presentation:class="outline" presentation:user-transformed="true">
          <draw:text-box>
            <text:list text:style-name="L2">
              <text:list-item>
                <text:p><text:span text:style-name="T16">The result of the sum contains the methods of both arguments.</text:span></text:p>
              </text:list-item>
              <text:list-item>
                <text:p><text:span text:style-name="T16">If a method is present in both arguments, they need to have the same type signature, and at least one of the two needs to be abstract.</text:span></text:p>
              </text:list-item>
            </text:list>
          </draw:text-box>
        </draw:frame>
        <draw:frame draw:style-name="gr3" draw:text-style-name="P6" draw:layer="layout" svg:width="23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7">abstract</text:span><text:span text:style-name="T18"> String hello()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 String hello()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 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Sum and verification</text:p>
          </draw:text-box>
        </draw:frame>
        <draw:frame presentation:style-name="pr6" draw:text-style-name="P7" draw:layer="layout" svg:width="29.399cm" svg:height="10.586cm" svg:x="-0.099cm" svg:y="11.714cm" presentation:class="outline" presentation:user-transformed="true">
          <draw:text-box>
            <text:list text:style-name="L2">
              <text:list-item>
                <text:p><text:span text:style-name="T1">Contracts are matched: </text:span><text:span text:style-name="T21">abstract</text:span><text:span text:style-name="T1"> c1 <text:s text:c="2"/>+ <text:s text:c="2"/>c1 &amp; c2 <text:s text:c="2"/>= <text:s text:c="2"/>c1 &amp; c2</text:span></text:p>
              </text:list-item>
              <text:list-item>
                <text:p><text:span text:style-name="T1">This example would produce an error if the implemented contract</text:span><text:span text:style-name="T1"><text:line-break/></text:span><text:span text:style-name="T1">did not conta</text:span><text:span text:style-name="T22">ined '</text:span><text:span text:style-name="T23">result</text:span><text:span text:style-name="T24">.size()&gt;1'</text:span></text:p>
              </text:list-item>
              <text:list-item>
                <text:p><text:span text:style-name="T1">Contract matching is syntactical:</text:span><text:span text:style-name="T24"> </text:span><text:span text:style-name="T22"><text:s/>'</text:span><text:span text:style-name="T25">r</text:span><text:span text:style-name="T23">esult</text:span><text:span text:style-name="T24">.size()==2'</text:span></text:p>
                <text:p><text:span text:style-name="T1">would not work, it would need to be in the (equivalent) form</text:span></text:p>
                <text:p><text:span text:style-name="T24"><text:s text:c="2"/></text:span><text:span text:style-name="T24">'</text:span><text:span text:style-name="T23">result</text:span><text:span text:style-name="T24">.size()&gt;1</text:span><text:span text:style-name="T22"> &amp; <text:s/></text:span><text:span text:style-name="T23">result</text:span><text:span text:style-name="T24">.size()==2'</text:span></text:p>
              </text:list-item>
            </text:list>
          </draw:text-box>
        </draw:frame>
        <draw:frame draw:style-name="gr3" draw:text-style-name="P6" draw:layer="layout" svg:width="26.297cm" svg:height="10.924cm" svg:x="2.103cm" svg:y="2.4cm">
          <draw:text-box>
            <text:p text:style-name="P2"><text:span text:style-name="T17">class</text:span><text:span text:style-name="T18">{</text:span></text:p>
            <text:p text:style-name="P2"><text:span text:style-name="T2"><text:s text:c="2"/></text:span><text:span text:style-name="T17">abstract</text:span><text:span text:style-name="T18"> String hello() </text:span><text:span text:style-name="T4">ensures </text:span><text:span text:style-name="T5">result</text:span><text:span text:style-name="T26">.size()&gt;1</text:span><text:span text:style-name="T18">;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>+</text:span></text:p>
            <text:p text:style-name="P2"><text:span text:style-name="T17">class</text:span><text:span text:style-name="T18">{</text:span><text:span text:style-name="T18">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text:span text:style-name="T20">}</text:span></text:p>
            <text:p text:style-name="P2"><text:span text:style-name="T18">=</text:span></text:p>
            <text:p text:style-name="P2"><text:span text:style-name="T17">class</text:span><text:span text:style-name="T18">{</text:span></text:p>
            <text:p text:style-name="P2"><text:span text:style-name="T18"><text:s text:c="2"/></text:span><text:span text:style-name="T18">String hello() </text:span><text:span text:style-name="T4">ensures </text:span><text:span text:style-name="T5">result</text:span><text:span text:style-name="T26">.size()&gt;1;</text:span><text:span text:style-name="T2">{</text:span><text:span text:style-name="T8">return</text:span><text:span text:style-name="T2"> </text:span><text:span text:style-name="T19">"Hi"</text:span><text:span text:style-name="T18">;}</text:span></text:p>
            <text:p text:style-name="P2"><text:span text:style-name="T18"><text:s text:c="2"/></text:span><text:span text:style-name="T18">String helloWorld()</text:span><text:span text:style-name="T2">{</text:span><text:span text:style-name="T8">return</text:span><text:span text:style-name="T2"> </text:span><text:span text:style-name="T18">hello()+</text:span><text:span text:style-name="T19">" World"</text:span><text:span text:style-name="T18">;}</text:span></text:p>
            <text:p text:style-name="P2"><text:span text:style-name="T18"><text:s text:c="2"/></text:span><text:span text:style-name="T18">}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31.5cm" svg:height="12.179cm" svg:x="-0.1cm" svg:y="13.114cm" presentation:class="outline" presentation:user-transformed="true">
          <draw:text-box>
            <text:list text:style-name="L2">
              <text:list-item>
                <text:p><text:span text:style-name="T16">This code is more explicit then before: </text:span><text:span text:style-name="T27">abstract </text:span><text:span text:style-name="T28">_pow</text:span><text:span text:style-name="T29">!</text:span></text:p>
              </text:list-item>
              <text:list-item>
                <text:p><text:span text:style-name="T16">The exponents are still hard coded in the contracts</text:span></text:p>
              </text:list-item>
              <text:list-item>
                <text:p><text:span text:style-name="T16">+ composes the </text:span><text:span text:style-name="T27">abstract </text:span><text:span text:style-name="T28">_pow</text:span><text:span text:style-name="T16"> with the concrete </text:span><text:span text:style-name="T28">_pow</text:span></text:p>
                <text:p><text:span text:style-name="T16"/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0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0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0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1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2">Pow2 = (Pow1[</text:span><text:span text:style-name="T8">rename</text:span><text:span text:style-name="T2"> pow</text:span><text:span text:style-name="T8">-&gt;</text:span><text:span text:style-name="T2">_pow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0">Nat</text:span><text:span text:style-name="T2"> _pow(Nat </text:span><text:span text:style-name="T3">x</text:span><text:span text:style-name="T2">) </text:span><text:span text:style-name="T4">ensures </text:span><text:span text:style-name="T5">result</text:span><text:span text:style-name="T6">=x^1</text:span><text:span text:style-name="T2">;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2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]</text:span></text:p>
            <text:p text:style-name="P2"><text:span text:style-name="T13">//and s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revised</text:p>
          </draw:text-box>
        </draw:frame>
        <draw:frame presentation:style-name="pr6" draw:text-style-name="P5" draw:layer="layout" svg:width="25.199cm" svg:height="12.179cm" svg:x="0.9cm" svg:y="16.914cm" presentation:class="outline" presentation:user-transformed="true">
          <draw:text-box>
            <text:list text:style-name="L2">
              <text:list-item>
                <text:p><text:span text:style-name="T16">Note the only difference between Pow2 and Pow1</text:span></text:p>
              </text:list-item>
              <text:list-item>
                <text:p><text:span text:style-name="T16">We can use a loop to get metaprogramming!</text:span></text:p>
              </text:list-item>
            </text:list>
          </draw:text-box>
        </draw:frame>
        <draw:frame draw:style-name="gr4" draw:text-style-name="P3" draw:layer="layout" svg:width="29.6cm" svg:height="16.672cm" svg:x="0.2cm" svg:y="2.928cm">
          <draw:text-box>
            <text:p text:style-name="P2"><text:span text:style-name="T2">Pow0 = </text:span><text:span text:style-name="T8">class</text:span><text:span text:style-name="T2">{</text:span></text:p>
            <text:p text:style-name="P2"><text:span text:style-name="T6"><text:s text:c="2"/></text:span><text:span text:style-name="T2">Nat exp() </text:span><text:span text:style-name="T4">ensures</text:span><text:span text:style-name="T5"> result</text:span><text:span text:style-name="T26">=</text:span><text:span text:style-name="T6">0;</text:span><text:span text:style-name="T2">{</text:span><text:span text:style-name="T8">return</text:span><text:span text:style-name="T2"> 0;}</text:span></text:p>
            <text:p text:style-name="P2"><text:span text:style-name="T2"><text:s text:c="2"/></text:span><text:span text:style-name="T2">Nat pow(Nat </text:span><text:span text:style-name="T3">x</text:span><text:span text:style-name="T2">) 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1;}</text:span></text:p>
            <text:p text:style-name="P2"><text:span text:style-name="T2"><text:s text:c="2"/></text:span><text:span text:style-name="T2">}</text:span></text:p>
            <text:p text:style-name="P2"><text:span text:style-name="T2">Pow1 = (Pow0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0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0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  <text:p text:style-name="P2"><text:span text:style-name="T2">Pow2 = (</text:span><text:span text:style-name="T31">Pow1</text:span><text:span text:style-name="T2">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 + </text:span><text:span text:style-name="T8">class</text:span><text:span text:style-name="T2">{</text:span></text:p>
            <text:p text:style-name="P2"><text:span text:style-name="T2"><text:s text:c="2"/></text:span><text:span text:style-name="T8">abstract </text:span><text:span text:style-name="T30">Nat</text:span><text:span text:style-name="T2"> _exp()</text:span><text:span text:style-name="T13">/*empty contract */</text:span><text:span text:style-name="T2">;</text:span></text:p>
            <text:p text:style-name="P2"><text:span text:style-name="T2"><text:s text:c="2"/></text:span><text:span text:style-name="T8">abstract </text:span><text:span text:style-name="T30">Nat</text:span><text:span text:style-name="T2"> _pow(Nat </text:span><text:span text:style-name="T3">x</text:span><text:span text:style-name="T2">)</text:span><text:span text:style-name="T4">ensures </text:span><text:span text:style-name="T5">result</text:span><text:span text:style-name="T6">=x^_exp()</text:span><text:span text:style-name="T2">;</text:span></text:p>
            <text:p text:style-name="P2"><text:span text:style-name="T6"><text:s text:c="2"/></text:span><text:span text:style-name="T2">Nat exp() </text:span><text:span text:style-name="T4">ensures r</text:span><text:span text:style-name="T5">esult</text:span><text:span text:style-name="T6">=1+_exp();</text:span><text:span text:style-name="T2">{</text:span><text:span text:style-name="T8">return</text:span><text:span text:style-name="T2"> 1+_exp();}</text:span></text:p>
            <text:p text:style-name="P2"><text:span text:style-name="T2"><text:s text:c="2"/></text:span><text:span text:style-name="T2">Nat pow(Nat </text:span><text:span text:style-name="T3">x</text:span><text:span text:style-name="T2">)</text:span><text:span text:style-name="T4">ensures </text:span><text:span text:style-name="T5">result</text:span><text:span text:style-name="T6">=x^exp();</text:span><text:span text:style-name="T2">{</text:span><text:span text:style-name="T8">return</text:span><text:span text:style-name="T2"> </text:span><text:span text:style-name="T3">x</text:span><text:span text:style-name="T2">*_pow(</text:span><text:span text:style-name="T3">x</text:span><text:span text:style-name="T2">);}</text:span></text:p>
            <text:p text:style-name="P2"><text:span text:style-name="T2"><text:s text:c="2"/></text:span><text:span text:style-name="T2">})[</text:span><text:span text:style-name="T8">hide</text:span><text:span text:style-name="T2"> _pow, _exp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30.751cm" svg:height="19.956cm" svg:x="0.049cm" svg:y="2.8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2"/></text:span><text:span text:style-name="T8">static</text:span><text:span text:style-name="T2"> Code ofExp(Nat y) {</text:span></text:p>
            <text:p text:style-name="P2"><text:span text:style-name="T2"><text:s text:c="4"/></text:span><text:span text:style-name="T2">ClassLit base=</text:span><text:span text:style-name="T32">class</text:span><text:span text:style-name="T33">{ <text:s text:c="30"/></text:span></text:p>
            <text:p text:style-name="P2"><text:span text:style-name="T34"><text:s text:c="6"/></text:span><text:span text:style-name="T33">Nat exp()</text:span><text:span text:style-name="T35">ensures result</text:span><text:span text:style-name="T36">=0;</text:span><text:span text:style-name="T33">{</text:span><text:span text:style-name="T32">return</text:span><text:span text:style-name="T33"> 0;} <text:s text:c="11"/></text:span></text:p>
            <text:p text:style-name="P2"><text:span text:style-name="T34"><text:s text:c="6"/></text:span><text:span text:style-name="T33">Nat pow(Nat </text:span><text:span text:style-name="T37">x</text:span><text:span text:style-name="T33">)</text:span><text:span text:style-name="T35">ensures result</text:span><text:span text:style-name="T36">=x^exp();</text:span><text:span text:style-name="T33">{</text:span><text:span text:style-name="T32">return</text:span><text:span text:style-name="T33"> 1;}}</text:span><text:span text:style-name="T38">;</text:span></text:p>
            <text:p text:style-name="P2"><text:span text:style-name="T2"><text:s text:c="4"/></text:span><text:span text:style-name="T2">ClassLit inductive=</text:span><text:span text:style-name="T32">class</text:span><text:span text:style-name="T33">{ <text:s text:c="34"/></text:span></text:p>
            <text:p text:style-name="P2"><text:span text:style-name="T34"><text:s text:c="6"/></text:span><text:span text:style-name="T32">abstract</text:span><text:span text:style-name="T33"> Nat _exp()</text:span><text:span text:style-name="T39">/*empty contract */</text:span><text:span text:style-name="T33">; <text:s text:c="18"/></text:span></text:p>
            <text:p text:style-name="P2"><text:span text:style-name="T34"><text:s text:c="6"/></text:span><text:span text:style-name="T32">abstract</text:span><text:span text:style-name="T33"> Nat _pow(Nat </text:span><text:span text:style-name="T37">x</text:span><text:span text:style-name="T33">)</text:span><text:span text:style-name="T35">ensures result</text:span><text:span text:style-name="T36">=x^_exp()</text:span><text:span text:style-name="T33">; <text:s text:c="9"/></text:span></text:p>
            <text:p text:style-name="P2"><text:span text:style-name="T34"><text:s text:c="6"/></text:span><text:span text:style-name="T33">Nat exp() </text:span><text:span text:style-name="T35">ensures result</text:span><text:span text:style-name="T36">=1+_exp();</text:span><text:span text:style-name="T33">{</text:span><text:span text:style-name="T32">return</text:span><text:span text:style-name="T33"> 1+_exp();} <text:s text:c="5"/></text:span></text:p>
            <text:p text:style-name="P2"><text:span text:style-name="T34"><text:s text:c="6"/></text:span><text:span text:style-name="T33">Nat pow(Nat </text:span><text:span text:style-name="T37">x</text:span><text:span text:style-name="T33">) </text:span><text:span text:style-name="T35">ensures result</text:span><text:span text:style-name="T36">=x^exp();</text:span><text:span text:style-name="T33">{</text:span><text:span text:style-name="T32">return</text:span><text:span text:style-name="T33"> </text:span><text:span text:style-name="T37">x</text:span><text:span text:style-name="T33">*_pow(</text:span><text:span text:style-name="T37">x</text:span><text:span text:style-name="T33">);}}</text:span><text:span text:style-name="T38">;</text:span></text:p>
            <text:p text:style-name="P2"><text:span text:style-name="T2"><text:s text:c="4"/></text:span><text:span text:style-name="T2">ClassLit res=base;</text:span></text:p>
            <text:p text:style-name="P2"><text:span text:style-name="T2"><text:s text:c="4"/></text:span><text:span text:style-name="T8">for</text:span><text:span text:style-name="T2">(Nat i in 0..y){</text:span></text:p>
            <text:p text:style-name="P2"><text:span text:style-name="T2"><text:s text:c="6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6"/></text:span><text:span text:style-name="T2">res=res+inductive;</text:span></text:p>
            <text:p text:style-name="P2"><text:span text:style-name="T2"><text:s text:c="6"/></text:span><text:span text:style-name="T2">res=res[</text:span><text:span text:style-name="T8">hide</text:span><text:span text:style-name="T2"> _pow, _exp];</text:span></text:p>
            <text:p text:style-name="P2"><text:span text:style-name="T2"><text:s text:c="6"/></text:span><text:span text:style-name="T2">}</text:span></text:p>
            <text:p text:style-name="P2"><text:span text:style-name="T2"><text:s text:c="4"/></text:span><text:span text:style-name="T8">return</text:span><text:span text:style-name="T2"> res;</text:span></text:p>
            <text:p text:style-name="P2"><text:span text:style-name="T2"><text:s text:c="4"/></text:span><text:span text:style-name="T2">} <text:s/>}</text:span></text:p>
            <text:p text:style-name="P2"><text:span text:style-name="T2">...</text:span></text:p>
            <text:p text:style-name="P2"><text:span text:style-name="T2">Pow7 = MakePow.ofExp(7);</text:span><text:span text:style-name="T13">//example u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6.783cm">
          <draw:text-box>
            <text:p text:style-name="P2"><text:span text:style-name="T8">static</text:span><text:span text:style-name="T2"> Code ofExp(Nat y) {</text:span></text:p>
            <text:p text:style-name="P2"><text:span text:style-name="T2"><text:s text:c="2"/></text:span><text:span text:style-name="T2">Code base=</text:span><text:span text:style-name="T33">{..}</text:span><text:span text:style-name="T34">;</text:span><text:span text:style-name="T40">//SV during compilation of MakePow.ofExp</text:span></text:p>
            <text:p text:style-name="P2"><text:span text:style-name="T2"><text:s text:c="2"/></text:span><text:span text:style-name="T2">Code inductive=</text:span><text:span text:style-name="T33">{..}</text:span><text:span text:style-name="T34">;</text:span><text:span text:style-name="T40">//SV during compilation of MakePow.ofExp</text:span></text:p>
            <text:p text:style-name="P2"><text:span text:style-name="T2"><text:s text:c="2"/></text:span><text:span text:style-name="T2">Code res=base;</text:span><text:span text:style-name="T40">//SV since base is SV</text:span></text:p>
            <text:p text:style-name="P2"><text:span text:style-name="T2"><text:s text:c="2"/></text:span><text:span text:style-name="T8">for </text:span><text:span text:style-name="T2">(Nat i in 1..y) {</text:span></text:p>
            <text:p text:style-name="P2"><text:span text:style-name="T2"><text:s text:c="4"/></text:span><text:span text:style-name="T2">res=res[</text:span><text:span text:style-name="T8">rename</text:span><text:span text:style-name="T2"> pow</text:span><text:span text:style-name="T8">-&gt;</text:span><text:span text:style-name="T2">_pow, exp</text:span><text:span text:style-name="T8">-&gt;</text:span><text:span text:style-name="T2">_exp];</text:span></text:p>
            <text:p text:style-name="P2"><text:span text:style-name="T2"><text:s text:c="4"/></text:span><text:span text:style-name="T40">//res is still SV since contracts are resilient to renaming</text:span></text:p>
            <text:p text:style-name="P2"><text:span text:style-name="T2"><text:s text:c="4"/></text:span><text:span text:style-name="T2">res=res+inductive;</text:span></text:p>
            <text:p text:style-name="P2"><text:span text:style-name="T2"><text:s text:c="4"/></text:span><text:span text:style-name="T40">//+ sums contracts in <text:s/>a way that preserves SV</text:span></text:p>
            <text:p text:style-name="P2"><text:span text:style-name="T2"><text:s text:c="4"/></text:span><text:span text:style-name="T2">res=res[</text:span><text:span text:style-name="T8">hide</text:span><text:span text:style-name="T2"> _pow, _exp];</text:span></text:p>
            <text:p text:style-name="P2"><text:span text:style-name="T2"><text:s text:c="4"/></text:span><text:span text:style-name="T40">//res is still SV since contracts are resilient to hiding</text:span></text:p>
            <text:p text:style-name="P2"><text:span text:style-name="T2"><text:s text:c="4"/></text:span><text:span text:style-name="T2">}</text:span></text:p>
            <text:p text:style-name="P2"><text:span text:style-name="T2"><text:s text:c="2"/></text:span><text:span text:style-name="T8">return</text:span><text:span text:style-name="T2"> res;</text:span><text:span text:style-name="T40">//res is still SV</text:span></text:p>
            <text:p text:style-name="P2"><text:span text:style-name="T26"><text:s text:c="2"/></text:span><text:span text:style-name="T40">//However, statically, we do not know what its contracts are</text:span></text:p>
            <text:p text:style-name="P2"><text:span text:style-name="T2"><text:s text:c="2"/></text:span><text:span text:style-name="T2">}</text:span></text:p>
          </draw:text-box>
        </draw:frame>
        <draw:frame presentation:style-name="pr6" draw:text-style-name="P5" draw:layer="layout" svg:width="25.199cm" svg:height="12.179cm" svg:x="0.901cm" svg:y="4.115cm" presentation:class="outline" presentation:user-transformed="true">
          <draw:text-box>
            <text:list text:style-name="L2">
              <text:list-item>
                <text:p><text:span text:style-name="T16">How does static verification flow? what do we know and when do we know it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Metaprogramming</text:p>
          </draw:text-box>
        </draw:frame>
        <draw:frame draw:style-name="gr5" draw:text-style-name="P8" draw:layer="layout" svg:width="29.651cm" svg:height="19.956cm" svg:x="0.049cm" svg:y="2.583cm">
          <draw:text-box>
            <text:p text:style-name="P2"><text:span text:style-name="T2">MakePow = </text:span><text:span text:style-name="T8">class</text:span><text:span text:style-name="T2">{</text:span></text:p>
            <text:p text:style-name="P2"><text:span text:style-name="T2"><text:s text:c="3"/></text:span><text:span text:style-name="T8">static</text:span><text:span text:style-name="T2"> Code ofExp(Nat y)</text:span></text:p>
            <text:p text:style-name="P2"><text:span text:style-name="T2"><text:s text:c="3"/></text:span><text:span text:style-name="T4">ensuresRV result</text:span><text:span text:style-name="T6">.exp.ensures equivTo (</text:span><text:span text:style-name="T4">result</text:span><text:span text:style-name="T6"> = y) </text:span></text:p>
            <text:p text:style-name="P2"><text:span text:style-name="T2"><text:s text:c="5"/></text:span><text:span text:style-name="T6">&amp; </text:span><text:span text:style-name="T4">result</text:span><text:span text:style-name="T6">.pow.ensures = (</text:span><text:span text:style-name="T4">result</text:span><text:span text:style-name="T6"> = x^exp());</text:span></text:p>
            <text:p text:style-name="P2"><text:span text:style-name="T6"><text:s text:c="2"/></text:span><text:span text:style-name="T2"><text:s/></text:span><text:span text:style-name="T2">{ ..</text:span><text:span text:style-name="T41"> } <text:s/>}</text:span></text:p>
            <text:p text:style-name="P2"><text:span text:style-name="T2">...</text:span></text:p>
            <text:p text:style-name="P2"><text:span text:style-name="T2">Pow7 = MakePow.ofExp(7);</text:span><text:span text:style-name="T13">//mini verification here for equivTo</text:span></text:p>
          </draw:text-box>
        </draw:frame>
        <draw:frame presentation:style-name="pr6" draw:text-style-name="P5" draw:layer="layout" svg:width="25.199cm" svg:height="12.179cm" svg:x="0.6cm" svg:y="9.021cm" presentation:class="outline" presentation:user-transformed="true">
          <draw:text-box>
            <text:list text:style-name="L2">
              <text:list-item>
                <text:p><text:span text:style-name="T16">Code composition ensure contract matching, but the resulting contract is unknown</text:span></text:p>
              </text:list-item>
              <text:list-item>
                <text:p><text:span text:style-name="T16">Thus, the contract for MakePow.ofExp(y) can only be checked at run-time. The contract of pow(x) is checke</text:span><text:span text:style-name="T42">d to be identical to</text:span><text:span text:style-name="T43"> <text:s/></text:span><text:span text:style-name="T34">x^exp()</text:span><text:span text:style-name="T43"> ; b</text:span><text:span text:style-name="T42">ut checking exp() is harder:</text:span></text:p>
              </text:list-item>
              <text:list-item>
                <text:p><text:span text:style-name="T42">EquivTo checks that the contract </text:span><text:span text:style-name="T34">1+_exp$342()</text:span><text:span text:style-name="T42"> is equivalent to y, this needs the contract of private method </text:span><text:span text:style-name="T34">_exp$342()</text:span></text:p>
              </text:list-item>
            </text:list>
          </draw:text-box>
        </draw:frame>
        <draw:frame draw:style-name="gr6" draw:text-style-name="P9" draw:layer="layout" svg:width="18.887cm" svg:height="1.073cm" svg:x="6.113cm" svg:y="15.7cm">
          <draw:text-box>
            <text:p text:style-name="P2"><text:span text:style-name="T2">@result.exp().ensures </text:span><text:span text:style-name="T7">equivTo</text:span><text:span text:style-name="T2"> (@result = 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Concluding</text:p>
          </draw:text-box>
        </draw:frame>
        <draw:frame presentation:style-name="pr6" draw:layer="layout" svg:width="27.8cm" svg:height="12.179cm" svg:x="0cm" svg:y="4.2cm" presentation:class="outline" presentation:user-transformed="true">
          <draw:text-box>
            <text:list text:style-name="L2">
              <text:list-item>
                <text:p>Iterative composition is a disciplined metaprogramming technique that reasons at class level</text:p>
              </text:list-item>
              <text:list-item>
                <text:p>It allows holes in the behavior using abstract methods</text:p>
              </text:list-item>
              <text:list-item>
                <text:p>The static verifier runs only once on each piece of source code</text:p>
              </text:list-item>
              <text:list-item>
                <text:p>Metaprogramming reuses already SV code, which does not need to be SV again</text:p>
              </text:list-item>
              <text:list-item>
                <text:p>Only few and cheap checks are performed when code is compo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-0.163cm" presentation:class="title" presentation:user-transformed="true">
          <draw:text-box>
            <text:p>Example of metaprogramming: QQ</text:p>
          </draw:text-box>
        </draw:frame>
        <draw:frame draw:style-name="gr7" draw:text-style-name="P10" draw:layer="layout" svg:width="28.429cm" svg:height="12.781cm" svg:x="0.084cm" svg:y="2.819cm">
          <draw:text-box>
            <text:p><text:span text:style-name="T44">fun</text:span><text:span text:style-name="T45"> powerAux(n : </text:span><text:span text:style-name="T46">Nat</text:span><text:span text:style-name="T45">) : </text:span><text:span text:style-name="T46">Expr</text:span><text:span text:style-name="T45">&lt; x:</text:span><text:span text:style-name="T46">Nat </text:span><text:span text:style-name="T45">|- </text:span><text:span text:style-name="T46">Nat</text:span><text:span text:style-name="T45"> &gt; = </text:span></text:p>
            <text:p><text:span text:style-name="T45"><text:s text:c="2"/></text:span><text:span text:style-name="T44">if</text:span><text:span text:style-name="T45"> (n = 0) </text:span><text:span text:style-name="T44">then</text:span><text:span text:style-name="T45"> </text:span><text:span text:style-name="T47">[| </text:span><text:span text:style-name="T45">1 </text:span><text:span text:style-name="T47">|]</text:span><text:span text:style-name="T45"> <text:s/></text:span><text:span text:style-name="T44">else</text:span><text:span text:style-name="T45"> </text:span><text:span text:style-name="T47">[| </text:span><text:span text:style-name="T45">x * </text:span><text:span text:style-name="T48">$(</text:span><text:span text:style-name="T45"> <text:s/>powerAux (n -1) </text:span><text:span text:style-name="T48">) </text:span><text:span text:style-name="T47">|]</text:span><text:span text:style-name="T45">;</text:span></text:p>
            <text:p><text:span text:style-name="T45"/></text:p>
            <text:p><text:span text:style-name="T44">fun</text:span><text:span text:style-name="T45"> powerGen(n : </text:span><text:span text:style-name="T46">Nat</text:span><text:span text:style-name="T45">) : </text:span><text:span text:style-name="T46">Nat</text:span><text:span text:style-name="T45"> -&gt; </text:span><text:span text:style-name="T46">Nat</text:span><text:span text:style-name="T45"> =</text:span></text:p>
            <text:p><text:span text:style-name="T45"><text:s text:c="2"/></text:span><text:span text:style-name="T45">compile ( <text:s/></text:span><text:span text:style-name="T47">[|</text:span><text:span text:style-name="T45"> λ x . </text:span><text:span text:style-name="T48">$(</text:span><text:span text:style-name="T45"> powerAux (n) <text:s/></text:span><text:span text:style-name="T48">)</text:span><text:span text:style-name="T45"> </text:span><text:span text:style-name="T47">|] </text:span><text:span text:style-name="T45"><text:s/>);</text:span></text:p>
            <text:p><text:span text:style-name="T45"/></text:p>
            <text:p><text:span text:style-name="T45">power7 = powerGen 7;</text:span></text:p>
            <text:p><text:span text:style-name="T45">power7 = λ x . x*x*x*x*x*x*x*1 </text:span><text:span text:style-name="T49">//equivalent!</text:span></text:p>
          </draw:text-box>
        </draw:frame>
        <draw:frame presentation:style-name="pr6" draw:text-style-name="P11" draw:layer="layout" svg:width="29.599cm" svg:height="8.285cm" svg:x="0.001cm" svg:y="12.015cm" presentation:class="outline" presentation:user-transformed="true">
          <draw:text-box>
            <text:list text:style-name="L2">
              <text:list-item>
                <text:p><text:span text:style-name="T50">Quasi Quotations are expressions not first class values.</text:span></text:p>
              </text:list-item>
              <text:list-item>
                <text:p><text:span text:style-name="T50">The Value of type </text:span><text:span text:style-name="T51">Expr</text:span><text:span text:style-name="T50"> have no holes any more.</text:span></text:p>
              </text:list-item>
              <text:list-item>
                <text:p><text:span text:style-name="T50">Holes (denote by </text:span><text:span text:style-name="T52">$(</text:span><text:span text:style-name="T50"> e </text:span><text:span text:style-name="T52">)</text:span><text:span text:style-name="T50">) do not have a name.</text:span></text:p>
              </text:list-item>
              <text:list-item>
                <text:p><text:span text:style-name="T50">There is no obvious way to map verification on QQ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07:56.050794771</meta:creation-date>
    <dc:date>2018-11-28T12:49:11.613231594</dc:date>
    <meta:editing-duration>PT10H47S</meta:editing-duration>
    <meta:editing-cycles>134</meta:editing-cycles>
    <meta:generator>LibreOffice/5.4.4.2$Linux_X86_64 LibreOffice_project/2524958677847fb3bb44820e40380acbe820f960</meta:generator>
    <meta:document-statistic meta:object-count="89"/>
  </office:meta>
</office:document-meta>
</file>